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est_tfidf_split9_level3.B1];[$evaltest_tfidf_split8_level3.B1];[$evaltest_tfidf_split7_level3.B1];[$evaltest_tfidf_split6_level3.B1];[$evaltest_tfidf_split5_level3.B1];[$evaltest_tfidf_split4_level3.B1];[$evaltest_tfidf_split3_level3.B1];[$evaltest_tfidf_split2_level3.B1];[$evaltest_tfidf_split1_level3.B1];[$evaltest_tfidf_split0_level3.B1])" office:value-type="float" office:value="0.218206441850867" calcext:value-type="float">
            <text:p>0.218206441850867</text:p>
          </table:table-cell>
          <table:table-cell table:formula="of:=STDEV([$evaltest_tfidf_split9_level3.B1];[$evaltest_tfidf_split8_level3.B1];[$evaltest_tfidf_split7_level3.B1];[$evaltest_tfidf_split6_level3.B1];[$evaltest_tfidf_split5_level3.B1];[$evaltest_tfidf_split4_level3.B1];[$evaltest_tfidf_split3_level3.B1];[$evaltest_tfidf_split2_level3.B1];[$evaltest_tfidf_split1_level3.B1];[$evaltest_tfidf_split0_level3.B1])" office:value-type="float" office:value="0.0271265058548649" calcext:value-type="float">
            <text:p>0.027126505854865</text:p>
          </table:table-cell>
          <table:table-cell table:formula="of:=MAX([$evaltest_tfidf_split9_level3.B1];[$evaltest_tfidf_split8_level3.B1];[$evaltest_tfidf_split7_level3.B1];[$evaltest_tfidf_split6_level3.B1];[$evaltest_tfidf_split5_level3.B1];[$evaltest_tfidf_split4_level3.B1];[$evaltest_tfidf_split3_level3.B1];[$evaltest_tfidf_split2_level3.B1];[$evaltest_tfidf_split1_level3.B1];[$evaltest_tfidf_split0_level3.B1])" office:value-type="float" office:value="0.262195121951219" calcext:value-type="float">
            <text:p>0.262195121951219</text:p>
          </table:table-cell>
          <table:table-cell table:formula="of:=MIN([$evaltest_tfidf_split9_level3.B1];[$evaltest_tfidf_split8_level3.B1];[$evaltest_tfidf_split7_level3.B1];[$evaltest_tfidf_split6_level3.B1];[$evaltest_tfidf_split5_level3.B1];[$evaltest_tfidf_split4_level3.B1];[$evaltest_tfidf_split3_level3.B1];[$evaltest_tfidf_split2_level3.B1];[$evaltest_tfidf_split1_level3.B1];[$evaltest_tfidf_split0_level3.B1])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est_tfidf_split9_level3.B2];[$evaltest_tfidf_split8_level3.B2];[$evaltest_tfidf_split7_level3.B2];[$evaltest_tfidf_split6_level3.B2];[$evaltest_tfidf_split5_level3.B2];[$evaltest_tfidf_split4_level3.B2];[$evaltest_tfidf_split3_level3.B2];[$evaltest_tfidf_split2_level3.B2];[$evaltest_tfidf_split1_level3.B2];[$evaltest_tfidf_split0_level3.B2])" office:value-type="float" office:value="0.605220764726531" calcext:value-type="float">
            <text:p>0.605220764726531</text:p>
          </table:table-cell>
          <table:table-cell table:formula="of:=STDEV([$evaltest_tfidf_split9_level3.B2];[$evaltest_tfidf_split8_level3.B2];[$evaltest_tfidf_split7_level3.B2];[$evaltest_tfidf_split6_level3.B2];[$evaltest_tfidf_split5_level3.B2];[$evaltest_tfidf_split4_level3.B2];[$evaltest_tfidf_split3_level3.B2];[$evaltest_tfidf_split2_level3.B2];[$evaltest_tfidf_split1_level3.B2];[$evaltest_tfidf_split0_level3.B2])" office:value-type="float" office:value="0.0708779509259647" calcext:value-type="float">
            <text:p>0.070877950925965</text:p>
          </table:table-cell>
          <table:table-cell table:formula="of:=MAX([$evaltest_tfidf_split9_level3.B2];[$evaltest_tfidf_split8_level3.B2];[$evaltest_tfidf_split7_level3.B2];[$evaltest_tfidf_split6_level3.B2];[$evaltest_tfidf_split5_level3.B2];[$evaltest_tfidf_split4_level3.B2];[$evaltest_tfidf_split3_level3.B2];[$evaltest_tfidf_split2_level3.B2];[$evaltest_tfidf_split1_level3.B2];[$evaltest_tfidf_split0_level3.B2])" office:value-type="float" office:value="0.678861788617886" calcext:value-type="float">
            <text:p>0.678861788617886</text:p>
          </table:table-cell>
          <table:table-cell table:formula="of:=MIN([$evaltest_tfidf_split9_level3.B2];[$evaltest_tfidf_split8_level3.B2];[$evaltest_tfidf_split7_level3.B2];[$evaltest_tfidf_split6_level3.B2];[$evaltest_tfidf_split5_level3.B2];[$evaltest_tfidf_split4_level3.B2];[$evaltest_tfidf_split3_level3.B2];[$evaltest_tfidf_split2_level3.B2];[$evaltest_tfidf_split1_level3.B2];[$evaltest_tfidf_split0_level3.B2])" office:value-type="float" office:value="0.472972972972973" calcext:value-type="float">
            <text:p>0.47297297297297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est_tfidf_split9_level3.B3];[$evaltest_tfidf_split8_level3.B3];[$evaltest_tfidf_split7_level3.B3];[$evaltest_tfidf_split6_level3.B3];[$evaltest_tfidf_split5_level3.B3];[$evaltest_tfidf_split4_level3.B3];[$evaltest_tfidf_split3_level3.B3];[$evaltest_tfidf_split2_level3.B3];[$evaltest_tfidf_split1_level3.B3];[$evaltest_tfidf_split0_level3.B3])" office:value-type="float" office:value="0.308603566036476" calcext:value-type="float">
            <text:p>0.308603566036476</text:p>
          </table:table-cell>
          <table:table-cell table:formula="of:=STDEV([$evaltest_tfidf_split9_level3.B3];[$evaltest_tfidf_split8_level3.B3];[$evaltest_tfidf_split7_level3.B3];[$evaltest_tfidf_split6_level3.B3];[$evaltest_tfidf_split5_level3.B3];[$evaltest_tfidf_split4_level3.B3];[$evaltest_tfidf_split3_level3.B3];[$evaltest_tfidf_split2_level3.B3];[$evaltest_tfidf_split1_level3.B3];[$evaltest_tfidf_split0_level3.B3])" office:value-type="float" office:value="0.0350871291359984" calcext:value-type="float">
            <text:p>0.035087129135998</text:p>
          </table:table-cell>
          <table:table-cell table:formula="of:=MAX([$evaltest_tfidf_split9_level3.B3];[$evaltest_tfidf_split8_level3.B3];[$evaltest_tfidf_split7_level3.B3];[$evaltest_tfidf_split6_level3.B3];[$evaltest_tfidf_split5_level3.B3];[$evaltest_tfidf_split4_level3.B3];[$evaltest_tfidf_split3_level3.B3];[$evaltest_tfidf_split2_level3.B3];[$evaltest_tfidf_split1_level3.B3];[$evaltest_tfidf_split0_level3.B3])" office:value-type="float" office:value="0.360278745644599" calcext:value-type="float">
            <text:p>0.360278745644599</text:p>
          </table:table-cell>
          <table:table-cell table:formula="of:=MIN([$evaltest_tfidf_split9_level3.B3];[$evaltest_tfidf_split8_level3.B3];[$evaltest_tfidf_split7_level3.B3];[$evaltest_tfidf_split6_level3.B3];[$evaltest_tfidf_split5_level3.B3];[$evaltest_tfidf_split4_level3.B3];[$evaltest_tfidf_split3_level3.B3];[$evaltest_tfidf_split2_level3.B3];[$evaltest_tfidf_split1_level3.B3];[$evaltest_tfidf_split0_level3.B3])" office:value-type="float" office:value="0.235778635778636" calcext:value-type="float">
            <text:p>0.23577863577863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est_tfidf_split9_level3.B4];[$evaltest_tfidf_split8_level3.B4];[$evaltest_tfidf_split7_level3.B4];[$evaltest_tfidf_split6_level3.B4];[$evaltest_tfidf_split5_level3.B4];[$evaltest_tfidf_split4_level3.B4];[$evaltest_tfidf_split3_level3.B4];[$evaltest_tfidf_split2_level3.B4];[$evaltest_tfidf_split1_level3.B4];[$evaltest_tfidf_split0_level3.B4])" office:value-type="float" office:value="0.00186888724599266" calcext:value-type="float">
            <text:p>0.001868887245993</text:p>
          </table:table-cell>
          <table:table-cell table:formula="of:=STDEV([$evaltest_tfidf_split9_level3.B4];[$evaltest_tfidf_split8_level3.B4];[$evaltest_tfidf_split7_level3.B4];[$evaltest_tfidf_split6_level3.B4];[$evaltest_tfidf_split5_level3.B4];[$evaltest_tfidf_split4_level3.B4];[$evaltest_tfidf_split3_level3.B4];[$evaltest_tfidf_split2_level3.B4];[$evaltest_tfidf_split1_level3.B4];[$evaltest_tfidf_split0_level3.B4])" office:value-type="float" office:value="0.000418758476308665" calcext:value-type="float">
            <text:p>0.000418758476309</text:p>
          </table:table-cell>
          <table:table-cell table:formula="of:=MAX([$evaltest_tfidf_split9_level3.B4];[$evaltest_tfidf_split8_level3.B4];[$evaltest_tfidf_split7_level3.B4];[$evaltest_tfidf_split6_level3.B4];[$evaltest_tfidf_split5_level3.B4];[$evaltest_tfidf_split4_level3.B4];[$evaltest_tfidf_split3_level3.B4];[$evaltest_tfidf_split2_level3.B4];[$evaltest_tfidf_split1_level3.B4];[$evaltest_tfidf_split0_level3.B4])" office:value-type="float" office:value="0.0026819615730632" calcext:value-type="float">
            <text:p>0.002681961573063</text:p>
          </table:table-cell>
          <table:table-cell table:formula="of:=MIN([$evaltest_tfidf_split9_level3.B4];[$evaltest_tfidf_split8_level3.B4];[$evaltest_tfidf_split7_level3.B4];[$evaltest_tfidf_split6_level3.B4];[$evaltest_tfidf_split5_level3.B4];[$evaltest_tfidf_split4_level3.B4];[$evaltest_tfidf_split3_level3.B4];[$evaltest_tfidf_split2_level3.B4];[$evaltest_tfidf_split1_level3.B4];[$evaltest_tfidf_split0_level3.B4])" office:value-type="float" office:value="0.00142628174833415" calcext:value-type="float">
            <text:p>0.00142628174833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est_tfidf_split9_level3.B5];[$evaltest_tfidf_split8_level3.B5];[$evaltest_tfidf_split7_level3.B5];[$evaltest_tfidf_split6_level3.B5];[$evaltest_tfidf_split5_level3.B5];[$evaltest_tfidf_split4_level3.B5];[$evaltest_tfidf_split3_level3.B5];[$evaltest_tfidf_split2_level3.B5];[$evaltest_tfidf_split1_level3.B5];[$evaltest_tfidf_split0_level3.B5])" office:value-type="float" office:value="0.00450943313115802" calcext:value-type="float">
            <text:p>0.004509433131158</text:p>
          </table:table-cell>
          <table:table-cell table:formula="of:=STDEV([$evaltest_tfidf_split9_level3.B5];[$evaltest_tfidf_split8_level3.B5];[$evaltest_tfidf_split7_level3.B5];[$evaltest_tfidf_split6_level3.B5];[$evaltest_tfidf_split5_level3.B5];[$evaltest_tfidf_split4_level3.B5];[$evaltest_tfidf_split3_level3.B5];[$evaltest_tfidf_split2_level3.B5];[$evaltest_tfidf_split1_level3.B5];[$evaltest_tfidf_split0_level3.B5])" office:value-type="float" office:value="0.000784546084965965" calcext:value-type="float">
            <text:p>0.000784546084966</text:p>
          </table:table-cell>
          <table:table-cell table:formula="of:=MAX([$evaltest_tfidf_split9_level3.B5];[$evaltest_tfidf_split8_level3.B5];[$evaltest_tfidf_split7_level3.B5];[$evaltest_tfidf_split6_level3.B5];[$evaltest_tfidf_split5_level3.B5];[$evaltest_tfidf_split4_level3.B5];[$evaltest_tfidf_split3_level3.B5];[$evaltest_tfidf_split2_level3.B5];[$evaltest_tfidf_split1_level3.B5];[$evaltest_tfidf_split0_level3.B5])" office:value-type="float" office:value="0.00554783644303295" calcext:value-type="float">
            <text:p>0.005547836443033</text:p>
          </table:table-cell>
          <table:table-cell table:formula="of:=MIN([$evaltest_tfidf_split9_level3.B5];[$evaltest_tfidf_split8_level3.B5];[$evaltest_tfidf_split7_level3.B5];[$evaltest_tfidf_split6_level3.B5];[$evaltest_tfidf_split5_level3.B5];[$evaltest_tfidf_split4_level3.B5];[$evaltest_tfidf_split3_level3.B5];[$evaltest_tfidf_split2_level3.B5];[$evaltest_tfidf_split1_level3.B5];[$evaltest_tfidf_split0_level3.B5])" office:value-type="float" office:value="0.00288001663547515" calcext:value-type="float">
            <text:p>0.00288001663547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est_tfidf_split9_level3.B6];[$evaltest_tfidf_split8_level3.B6];[$evaltest_tfidf_split7_level3.B6];[$evaltest_tfidf_split6_level3.B6];[$evaltest_tfidf_split5_level3.B6];[$evaltest_tfidf_split4_level3.B6];[$evaltest_tfidf_split3_level3.B6];[$evaltest_tfidf_split2_level3.B6];[$evaltest_tfidf_split1_level3.B6];[$evaltest_tfidf_split0_level3.B6])" office:value-type="float" office:value="0.00243264865531188" calcext:value-type="float">
            <text:p>0.002432648655312</text:p>
          </table:table-cell>
          <table:table-cell table:formula="of:=STDEV([$evaltest_tfidf_split9_level3.B6];[$evaltest_tfidf_split8_level3.B6];[$evaltest_tfidf_split7_level3.B6];[$evaltest_tfidf_split6_level3.B6];[$evaltest_tfidf_split5_level3.B6];[$evaltest_tfidf_split4_level3.B6];[$evaltest_tfidf_split3_level3.B6];[$evaltest_tfidf_split2_level3.B6];[$evaltest_tfidf_split1_level3.B6];[$evaltest_tfidf_split0_level3.B6])" office:value-type="float" office:value="0.000431818578508154" calcext:value-type="float">
            <text:p>0.000431818578508</text:p>
          </table:table-cell>
          <table:table-cell table:formula="of:=MAX([$evaltest_tfidf_split9_level3.B6];[$evaltest_tfidf_split8_level3.B6];[$evaltest_tfidf_split7_level3.B6];[$evaltest_tfidf_split6_level3.B6];[$evaltest_tfidf_split5_level3.B6];[$evaltest_tfidf_split4_level3.B6];[$evaltest_tfidf_split3_level3.B6];[$evaltest_tfidf_split2_level3.B6];[$evaltest_tfidf_split1_level3.B6];[$evaltest_tfidf_split0_level3.B6])" office:value-type="float" office:value="0.00317681242703385" calcext:value-type="float">
            <text:p>0.003176812427034</text:p>
          </table:table-cell>
          <table:table-cell table:formula="of:=MIN([$evaltest_tfidf_split9_level3.B6];[$evaltest_tfidf_split8_level3.B6];[$evaltest_tfidf_split7_level3.B6];[$evaltest_tfidf_split6_level3.B6];[$evaltest_tfidf_split5_level3.B6];[$evaltest_tfidf_split4_level3.B6];[$evaltest_tfidf_split3_level3.B6];[$evaltest_tfidf_split2_level3.B6];[$evaltest_tfidf_split1_level3.B6];[$evaltest_tfidf_split0_level3.B6])" office:value-type="float" office:value="0.00172967658679192" calcext:value-type="float">
            <text:p>0.00172967658679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est_tfidf_split9_level3.B7];[$evaltest_tfidf_split8_level3.B7];[$evaltest_tfidf_split7_level3.B7];[$evaltest_tfidf_split6_level3.B7];[$evaltest_tfidf_split5_level3.B7];[$evaltest_tfidf_split4_level3.B7];[$evaltest_tfidf_split3_level3.B7];[$evaltest_tfidf_split2_level3.B7];[$evaltest_tfidf_split1_level3.B7];[$evaltest_tfidf_split0_level3.B7])" office:value-type="float" office:value="0.224769505439801" calcext:value-type="float">
            <text:p>0.224769505439801</text:p>
          </table:table-cell>
          <table:table-cell table:formula="of:=STDEV([$evaltest_tfidf_split9_level3.B7];[$evaltest_tfidf_split8_level3.B7];[$evaltest_tfidf_split7_level3.B7];[$evaltest_tfidf_split6_level3.B7];[$evaltest_tfidf_split5_level3.B7];[$evaltest_tfidf_split4_level3.B7];[$evaltest_tfidf_split3_level3.B7];[$evaltest_tfidf_split2_level3.B7];[$evaltest_tfidf_split1_level3.B7];[$evaltest_tfidf_split0_level3.B7])" office:value-type="float" office:value="0.0259391274187923" calcext:value-type="float">
            <text:p>0.025939127418792</text:p>
          </table:table-cell>
          <table:table-cell table:formula="of:=MAX([$evaltest_tfidf_split9_level3.B7];[$evaltest_tfidf_split8_level3.B7];[$evaltest_tfidf_split7_level3.B7];[$evaltest_tfidf_split6_level3.B7];[$evaltest_tfidf_split5_level3.B7];[$evaltest_tfidf_split4_level3.B7];[$evaltest_tfidf_split3_level3.B7];[$evaltest_tfidf_split2_level3.B7];[$evaltest_tfidf_split1_level3.B7];[$evaltest_tfidf_split0_level3.B7])" office:value-type="float" office:value="0.26875" calcext:value-type="float">
            <text:p>0.26875</text:p>
          </table:table-cell>
          <table:table-cell table:formula="of:=MIN([$evaltest_tfidf_split9_level3.B7];[$evaltest_tfidf_split8_level3.B7];[$evaltest_tfidf_split7_level3.B7];[$evaltest_tfidf_split6_level3.B7];[$evaltest_tfidf_split5_level3.B7];[$evaltest_tfidf_split4_level3.B7];[$evaltest_tfidf_split3_level3.B7];[$evaltest_tfidf_split2_level3.B7];[$evaltest_tfidf_split1_level3.B7];[$evaltest_tfidf_split0_level3.B7])" office:value-type="float" office:value="0.172661870503597" calcext:value-type="float">
            <text:p>0.17266187050359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est_tfidf_split9_level3.B8];[$evaltest_tfidf_split8_level3.B8];[$evaltest_tfidf_split7_level3.B8];[$evaltest_tfidf_split6_level3.B8];[$evaltest_tfidf_split5_level3.B8];[$evaltest_tfidf_split4_level3.B8];[$evaltest_tfidf_split3_level3.B8];[$evaltest_tfidf_split2_level3.B8];[$evaltest_tfidf_split1_level3.B8];[$evaltest_tfidf_split0_level3.B8])" office:value-type="float" office:value="0.652379891368536" calcext:value-type="float">
            <text:p>0.652379891368536</text:p>
          </table:table-cell>
          <table:table-cell table:formula="of:=STDEV([$evaltest_tfidf_split9_level3.B8];[$evaltest_tfidf_split8_level3.B8];[$evaltest_tfidf_split7_level3.B8];[$evaltest_tfidf_split6_level3.B8];[$evaltest_tfidf_split5_level3.B8];[$evaltest_tfidf_split4_level3.B8];[$evaltest_tfidf_split3_level3.B8];[$evaltest_tfidf_split2_level3.B8];[$evaltest_tfidf_split1_level3.B8];[$evaltest_tfidf_split0_level3.B8])" office:value-type="float" office:value="0.0651442699593662" calcext:value-type="float">
            <text:p>0.065144269959366</text:p>
          </table:table-cell>
          <table:table-cell table:formula="of:=MAX([$evaltest_tfidf_split9_level3.B8];[$evaltest_tfidf_split8_level3.B8];[$evaltest_tfidf_split7_level3.B8];[$evaltest_tfidf_split6_level3.B8];[$evaltest_tfidf_split5_level3.B8];[$evaltest_tfidf_split4_level3.B8];[$evaltest_tfidf_split3_level3.B8];[$evaltest_tfidf_split2_level3.B8];[$evaltest_tfidf_split1_level3.B8];[$evaltest_tfidf_split0_level3.B8])" office:value-type="float" office:value="0.743589743589744" calcext:value-type="float">
            <text:p>0.743589743589744</text:p>
          </table:table-cell>
          <table:table-cell table:formula="of:=MIN([$evaltest_tfidf_split9_level3.B8];[$evaltest_tfidf_split8_level3.B8];[$evaltest_tfidf_split7_level3.B8];[$evaltest_tfidf_split6_level3.B8];[$evaltest_tfidf_split5_level3.B8];[$evaltest_tfidf_split4_level3.B8];[$evaltest_tfidf_split3_level3.B8];[$evaltest_tfidf_split2_level3.B8];[$evaltest_tfidf_split1_level3.B8];[$evaltest_tfidf_split0_level3.B8])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est_tfidf_split9_level3.B9];[$evaltest_tfidf_split8_level3.B9];[$evaltest_tfidf_split7_level3.B9];[$evaltest_tfidf_split6_level3.B9];[$evaltest_tfidf_split5_level3.B9];[$evaltest_tfidf_split4_level3.B9];[$evaltest_tfidf_split3_level3.B9];[$evaltest_tfidf_split2_level3.B9];[$evaltest_tfidf_split1_level3.B9];[$evaltest_tfidf_split0_level3.B9])" office:value-type="float" office:value="0.334022988420982" calcext:value-type="float">
            <text:p>0.334022988420982</text:p>
          </table:table-cell>
          <table:table-cell table:formula="of:=STDEV([$evaltest_tfidf_split9_level3.B9];[$evaltest_tfidf_split8_level3.B9];[$evaltest_tfidf_split7_level3.B9];[$evaltest_tfidf_split6_level3.B9];[$evaltest_tfidf_split5_level3.B9];[$evaltest_tfidf_split4_level3.B9];[$evaltest_tfidf_split3_level3.B9];[$evaltest_tfidf_split2_level3.B9];[$evaltest_tfidf_split1_level3.B9];[$evaltest_tfidf_split0_level3.B9])" office:value-type="float" office:value="0.0357837206748719" calcext:value-type="float">
            <text:p>0.035783720674872</text:p>
          </table:table-cell>
          <table:table-cell table:formula="of:=MAX([$evaltest_tfidf_split9_level3.B9];[$evaltest_tfidf_split8_level3.B9];[$evaltest_tfidf_split7_level3.B9];[$evaltest_tfidf_split6_level3.B9];[$evaltest_tfidf_split5_level3.B9];[$evaltest_tfidf_split4_level3.B9];[$evaltest_tfidf_split3_level3.B9];[$evaltest_tfidf_split2_level3.B9];[$evaltest_tfidf_split1_level3.B9];[$evaltest_tfidf_split0_level3.B9])" office:value-type="float" office:value="0.389140271493213" calcext:value-type="float">
            <text:p>0.389140271493213</text:p>
          </table:table-cell>
          <table:table-cell table:formula="of:=MIN([$evaltest_tfidf_split9_level3.B9];[$evaltest_tfidf_split8_level3.B9];[$evaltest_tfidf_split7_level3.B9];[$evaltest_tfidf_split6_level3.B9];[$evaltest_tfidf_split5_level3.B9];[$evaltest_tfidf_split4_level3.B9];[$evaltest_tfidf_split3_level3.B9];[$evaltest_tfidf_split2_level3.B9];[$evaltest_tfidf_split1_level3.B9];[$evaltest_tfidf_split0_level3.B9])" office:value-type="float" office:value="0.263736263736264" calcext:value-type="float">
            <text:p>0.26373626373626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est_tfidf_split9_level3.B10];[$evaltest_tfidf_split8_level3.B10];[$evaltest_tfidf_split7_level3.B10];[$evaltest_tfidf_split6_level3.B10];[$evaltest_tfidf_split5_level3.B10];[$evaltest_tfidf_split4_level3.B10];[$evaltest_tfidf_split3_level3.B10];[$evaltest_tfidf_split2_level3.B10];[$evaltest_tfidf_split1_level3.B10];[$evaltest_tfidf_split0_level3.B10])" office:value-type="float" office:value="0.547551463245688" calcext:value-type="float">
            <text:p>0.547551463245688</text:p>
          </table:table-cell>
          <table:table-cell table:formula="of:=STDEV([$evaltest_tfidf_split9_level3.B10];[$evaltest_tfidf_split8_level3.B10];[$evaltest_tfidf_split7_level3.B10];[$evaltest_tfidf_split6_level3.B10];[$evaltest_tfidf_split5_level3.B10];[$evaltest_tfidf_split4_level3.B10];[$evaltest_tfidf_split3_level3.B10];[$evaltest_tfidf_split2_level3.B10];[$evaltest_tfidf_split1_level3.B10];[$evaltest_tfidf_split0_level3.B10])" office:value-type="float" office:value="0.0825741524998751" calcext:value-type="float">
            <text:p>0.082574152499875</text:p>
          </table:table-cell>
          <table:table-cell table:formula="of:=MAX([$evaltest_tfidf_split9_level3.B10];[$evaltest_tfidf_split8_level3.B10];[$evaltest_tfidf_split7_level3.B10];[$evaltest_tfidf_split6_level3.B10];[$evaltest_tfidf_split5_level3.B10];[$evaltest_tfidf_split4_level3.B10];[$evaltest_tfidf_split3_level3.B10];[$evaltest_tfidf_split2_level3.B10];[$evaltest_tfidf_split1_level3.B10];[$evaltest_tfidf_split0_level3.B10])" office:value-type="float" office:value="0.738901008729507" calcext:value-type="float">
            <text:p>0.738901008729507</text:p>
          </table:table-cell>
          <table:table-cell table:formula="of:=MIN([$evaltest_tfidf_split9_level3.B10];[$evaltest_tfidf_split8_level3.B10];[$evaltest_tfidf_split7_level3.B10];[$evaltest_tfidf_split6_level3.B10];[$evaltest_tfidf_split5_level3.B10];[$evaltest_tfidf_split4_level3.B10];[$evaltest_tfidf_split3_level3.B10];[$evaltest_tfidf_split2_level3.B10];[$evaltest_tfidf_split1_level3.B10];[$evaltest_tfidf_split0_level3.B10])"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est_tfidf_split9_level3.B11];[$evaltest_tfidf_split8_level3.B11];[$evaltest_tfidf_split7_level3.B11];[$evaltest_tfidf_split6_level3.B11];[$evaltest_tfidf_split5_level3.B11];[$evaltest_tfidf_split4_level3.B11];[$evaltest_tfidf_split3_level3.B11];[$evaltest_tfidf_split2_level3.B11];[$evaltest_tfidf_split1_level3.B11];[$evaltest_tfidf_split0_level3.B11])" office:value-type="float" office:value="0.547551463245688" calcext:value-type="float">
            <text:p>0.547551463245688</text:p>
          </table:table-cell>
          <table:table-cell table:formula="of:=STDEV([$evaltest_tfidf_split9_level3.B11];[$evaltest_tfidf_split8_level3.B11];[$evaltest_tfidf_split7_level3.B11];[$evaltest_tfidf_split6_level3.B11];[$evaltest_tfidf_split5_level3.B11];[$evaltest_tfidf_split4_level3.B11];[$evaltest_tfidf_split3_level3.B11];[$evaltest_tfidf_split2_level3.B11];[$evaltest_tfidf_split1_level3.B11];[$evaltest_tfidf_split0_level3.B11])" office:value-type="float" office:value="0.0825741524998751" calcext:value-type="float">
            <text:p>0.082574152499875</text:p>
          </table:table-cell>
          <table:table-cell table:formula="of:=MAX([$evaltest_tfidf_split9_level3.B11];[$evaltest_tfidf_split8_level3.B11];[$evaltest_tfidf_split7_level3.B11];[$evaltest_tfidf_split6_level3.B11];[$evaltest_tfidf_split5_level3.B11];[$evaltest_tfidf_split4_level3.B11];[$evaltest_tfidf_split3_level3.B11];[$evaltest_tfidf_split2_level3.B11];[$evaltest_tfidf_split1_level3.B11];[$evaltest_tfidf_split0_level3.B11])" office:value-type="float" office:value="0.738901008729507" calcext:value-type="float">
            <text:p>0.738901008729507</text:p>
          </table:table-cell>
          <table:table-cell table:formula="of:=MIN([$evaltest_tfidf_split9_level3.B11];[$evaltest_tfidf_split8_level3.B11];[$evaltest_tfidf_split7_level3.B11];[$evaltest_tfidf_split6_level3.B11];[$evaltest_tfidf_split5_level3.B11];[$evaltest_tfidf_split4_level3.B11];[$evaltest_tfidf_split3_level3.B11];[$evaltest_tfidf_split2_level3.B11];[$evaltest_tfidf_split1_level3.B11];[$evaltest_tfidf_split0_level3.B11])"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est_tfidf_split9_level3.B12];[$evaltest_tfidf_split8_level3.B12];[$evaltest_tfidf_split7_level3.B12];[$evaltest_tfidf_split6_level3.B12];[$evaltest_tfidf_split5_level3.B12];[$evaltest_tfidf_split4_level3.B12];[$evaltest_tfidf_split3_level3.B12];[$evaltest_tfidf_split2_level3.B12];[$evaltest_tfidf_split1_level3.B12];[$evaltest_tfidf_split0_level3.B12])" office:value-type="float" office:value="0.547551463245688" calcext:value-type="float">
            <text:p>0.547551463245688</text:p>
          </table:table-cell>
          <table:table-cell table:formula="of:=STDEV([$evaltest_tfidf_split9_level3.B12];[$evaltest_tfidf_split8_level3.B12];[$evaltest_tfidf_split7_level3.B12];[$evaltest_tfidf_split6_level3.B12];[$evaltest_tfidf_split5_level3.B12];[$evaltest_tfidf_split4_level3.B12];[$evaltest_tfidf_split3_level3.B12];[$evaltest_tfidf_split2_level3.B12];[$evaltest_tfidf_split1_level3.B12];[$evaltest_tfidf_split0_level3.B12])" office:value-type="float" office:value="0.0825741524998751" calcext:value-type="float">
            <text:p>0.082574152499875</text:p>
          </table:table-cell>
          <table:table-cell table:formula="of:=MAX([$evaltest_tfidf_split9_level3.B12];[$evaltest_tfidf_split8_level3.B12];[$evaltest_tfidf_split7_level3.B12];[$evaltest_tfidf_split6_level3.B12];[$evaltest_tfidf_split5_level3.B12];[$evaltest_tfidf_split4_level3.B12];[$evaltest_tfidf_split3_level3.B12];[$evaltest_tfidf_split2_level3.B12];[$evaltest_tfidf_split1_level3.B12];[$evaltest_tfidf_split0_level3.B12])" office:value-type="float" office:value="0.738901008729507" calcext:value-type="float">
            <text:p>0.738901008729507</text:p>
          </table:table-cell>
          <table:table-cell table:formula="of:=MIN([$evaltest_tfidf_split9_level3.B12];[$evaltest_tfidf_split8_level3.B12];[$evaltest_tfidf_split7_level3.B12];[$evaltest_tfidf_split6_level3.B12];[$evaltest_tfidf_split5_level3.B12];[$evaltest_tfidf_split4_level3.B12];[$evaltest_tfidf_split3_level3.B12];[$evaltest_tfidf_split2_level3.B12];[$evaltest_tfidf_split1_level3.B12];[$evaltest_tfidf_split0_level3.B12])"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est_tfidf_split9_level3.B13];[$evaltest_tfidf_split8_level3.B13];[$evaltest_tfidf_split7_level3.B13];[$evaltest_tfidf_split6_level3.B13];[$evaltest_tfidf_split5_level3.B13];[$evaltest_tfidf_split4_level3.B13];[$evaltest_tfidf_split3_level3.B13];[$evaltest_tfidf_split2_level3.B13];[$evaltest_tfidf_split1_level3.B13];[$evaltest_tfidf_split0_level3.B13])" office:value-type="float" office:value="0.389342880876844" calcext:value-type="float">
            <text:p>0.389342880876844</text:p>
          </table:table-cell>
          <table:table-cell table:formula="of:=STDEV([$evaltest_tfidf_split9_level3.B13];[$evaltest_tfidf_split8_level3.B13];[$evaltest_tfidf_split7_level3.B13];[$evaltest_tfidf_split6_level3.B13];[$evaltest_tfidf_split5_level3.B13];[$evaltest_tfidf_split4_level3.B13];[$evaltest_tfidf_split3_level3.B13];[$evaltest_tfidf_split2_level3.B13];[$evaltest_tfidf_split1_level3.B13];[$evaltest_tfidf_split0_level3.B13])" office:value-type="float" office:value="0.0668535509317348" calcext:value-type="float">
            <text:p>0.066853550931735</text:p>
          </table:table-cell>
          <table:table-cell table:formula="of:=MAX([$evaltest_tfidf_split9_level3.B13];[$evaltest_tfidf_split8_level3.B13];[$evaltest_tfidf_split7_level3.B13];[$evaltest_tfidf_split6_level3.B13];[$evaltest_tfidf_split5_level3.B13];[$evaltest_tfidf_split4_level3.B13];[$evaltest_tfidf_split3_level3.B13];[$evaltest_tfidf_split2_level3.B13];[$evaltest_tfidf_split1_level3.B13];[$evaltest_tfidf_split0_level3.B13])" office:value-type="float" office:value="0.53125" calcext:value-type="float">
            <text:p>0.53125</text:p>
          </table:table-cell>
          <table:table-cell table:formula="of:=MIN([$evaltest_tfidf_split9_level3.B13];[$evaltest_tfidf_split8_level3.B13];[$evaltest_tfidf_split7_level3.B13];[$evaltest_tfidf_split6_level3.B13];[$evaltest_tfidf_split5_level3.B13];[$evaltest_tfidf_split4_level3.B13];[$evaltest_tfidf_split3_level3.B13];[$evaltest_tfidf_split2_level3.B13];[$evaltest_tfidf_split1_level3.B13];[$evaltest_tfidf_split0_level3.B13])" office:value-type="float" office:value="0.306122448979592" calcext:value-type="float">
            <text:p>0.3061224489795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est_tfidf_split9_level3.B14];[$evaltest_tfidf_split8_level3.B14];[$evaltest_tfidf_split7_level3.B14];[$evaltest_tfidf_split6_level3.B14];[$evaltest_tfidf_split5_level3.B14];[$evaltest_tfidf_split4_level3.B14];[$evaltest_tfidf_split3_level3.B14];[$evaltest_tfidf_split2_level3.B14];[$evaltest_tfidf_split1_level3.B14];[$evaltest_tfidf_split0_level3.B14])" office:value-type="float" office:value="0.256719560445162" calcext:value-type="float">
            <text:p>0.256719560445162</text:p>
          </table:table-cell>
          <table:table-cell table:formula="of:=STDEV([$evaltest_tfidf_split9_level3.B14];[$evaltest_tfidf_split8_level3.B14];[$evaltest_tfidf_split7_level3.B14];[$evaltest_tfidf_split6_level3.B14];[$evaltest_tfidf_split5_level3.B14];[$evaltest_tfidf_split4_level3.B14];[$evaltest_tfidf_split3_level3.B14];[$evaltest_tfidf_split2_level3.B14];[$evaltest_tfidf_split1_level3.B14];[$evaltest_tfidf_split0_level3.B14])" office:value-type="float" office:value="0.0261521463000732" calcext:value-type="float">
            <text:p>0.026152146300073</text:p>
          </table:table-cell>
          <table:table-cell table:formula="of:=MAX([$evaltest_tfidf_split9_level3.B14];[$evaltest_tfidf_split8_level3.B14];[$evaltest_tfidf_split7_level3.B14];[$evaltest_tfidf_split6_level3.B14];[$evaltest_tfidf_split5_level3.B14];[$evaltest_tfidf_split4_level3.B14];[$evaltest_tfidf_split3_level3.B14];[$evaltest_tfidf_split2_level3.B14];[$evaltest_tfidf_split1_level3.B14];[$evaltest_tfidf_split0_level3.B14])" office:value-type="float" office:value="0.292682926829268" calcext:value-type="float">
            <text:p>0.292682926829268</text:p>
          </table:table-cell>
          <table:table-cell table:formula="of:=MIN([$evaltest_tfidf_split9_level3.B14];[$evaltest_tfidf_split8_level3.B14];[$evaltest_tfidf_split7_level3.B14];[$evaltest_tfidf_split6_level3.B14];[$evaltest_tfidf_split5_level3.B14];[$evaltest_tfidf_split4_level3.B14];[$evaltest_tfidf_split3_level3.B14];[$evaltest_tfidf_split2_level3.B14];[$evaltest_tfidf_split1_level3.B14];[$evaltest_tfidf_split0_level3.B14])" office:value-type="float" office:value="0.198198198198198" calcext:value-type="float">
            <text:p>0.19819819819819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est_tfidf_split9_level3.B15];[$evaltest_tfidf_split8_level3.B15];[$evaltest_tfidf_split7_level3.B15];[$evaltest_tfidf_split6_level3.B15];[$evaltest_tfidf_split5_level3.B15];[$evaltest_tfidf_split4_level3.B15];[$evaltest_tfidf_split3_level3.B15];[$evaltest_tfidf_split2_level3.B15];[$evaltest_tfidf_split1_level3.B15];[$evaltest_tfidf_split0_level3.B15])" office:value-type="float" office:value="0.218206441850867" calcext:value-type="float">
            <text:p>0.218206441850867</text:p>
          </table:table-cell>
          <table:table-cell table:formula="of:=STDEV([$evaltest_tfidf_split9_level3.B15];[$evaltest_tfidf_split8_level3.B15];[$evaltest_tfidf_split7_level3.B15];[$evaltest_tfidf_split6_level3.B15];[$evaltest_tfidf_split5_level3.B15];[$evaltest_tfidf_split4_level3.B15];[$evaltest_tfidf_split3_level3.B15];[$evaltest_tfidf_split2_level3.B15];[$evaltest_tfidf_split1_level3.B15];[$evaltest_tfidf_split0_level3.B15])" office:value-type="float" office:value="0.0271265058548649" calcext:value-type="float">
            <text:p>0.027126505854865</text:p>
          </table:table-cell>
          <table:table-cell table:formula="of:=MAX([$evaltest_tfidf_split9_level3.B15];[$evaltest_tfidf_split8_level3.B15];[$evaltest_tfidf_split7_level3.B15];[$evaltest_tfidf_split6_level3.B15];[$evaltest_tfidf_split5_level3.B15];[$evaltest_tfidf_split4_level3.B15];[$evaltest_tfidf_split3_level3.B15];[$evaltest_tfidf_split2_level3.B15];[$evaltest_tfidf_split1_level3.B15];[$evaltest_tfidf_split0_level3.B15])" office:value-type="float" office:value="0.262195121951219" calcext:value-type="float">
            <text:p>0.262195121951219</text:p>
          </table:table-cell>
          <table:table-cell table:formula="of:=MIN([$evaltest_tfidf_split9_level3.B15];[$evaltest_tfidf_split8_level3.B15];[$evaltest_tfidf_split7_level3.B15];[$evaltest_tfidf_split6_level3.B15];[$evaltest_tfidf_split5_level3.B15];[$evaltest_tfidf_split4_level3.B15];[$evaltest_tfidf_split3_level3.B15];[$evaltest_tfidf_split2_level3.B15];[$evaltest_tfidf_split1_level3.B15];[$evaltest_tfidf_split0_level3.B15])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est_tfidf_split9_level3.B16];[$evaltest_tfidf_split8_level3.B16];[$evaltest_tfidf_split7_level3.B16];[$evaltest_tfidf_split6_level3.B16];[$evaltest_tfidf_split5_level3.B16];[$evaltest_tfidf_split4_level3.B16];[$evaltest_tfidf_split3_level3.B16];[$evaltest_tfidf_split2_level3.B16];[$evaltest_tfidf_split1_level3.B16];[$evaltest_tfidf_split0_level3.B16])" office:value-type="float" office:value="0.4955979367893" calcext:value-type="float">
            <text:p>0.4955979367893</text:p>
          </table:table-cell>
          <table:table-cell table:formula="of:=STDEV([$evaltest_tfidf_split9_level3.B16];[$evaltest_tfidf_split8_level3.B16];[$evaltest_tfidf_split7_level3.B16];[$evaltest_tfidf_split6_level3.B16];[$evaltest_tfidf_split5_level3.B16];[$evaltest_tfidf_split4_level3.B16];[$evaltest_tfidf_split3_level3.B16];[$evaltest_tfidf_split2_level3.B16];[$evaltest_tfidf_split1_level3.B16];[$evaltest_tfidf_split0_level3.B16])" office:value-type="float" office:value="0.0811103320699245" calcext:value-type="float">
            <text:p>0.081110332069925</text:p>
          </table:table-cell>
          <table:table-cell table:formula="of:=MAX([$evaltest_tfidf_split9_level3.B16];[$evaltest_tfidf_split8_level3.B16];[$evaltest_tfidf_split7_level3.B16];[$evaltest_tfidf_split6_level3.B16];[$evaltest_tfidf_split5_level3.B16];[$evaltest_tfidf_split4_level3.B16];[$evaltest_tfidf_split3_level3.B16];[$evaltest_tfidf_split2_level3.B16];[$evaltest_tfidf_split1_level3.B16];[$evaltest_tfidf_split0_level3.B16])" office:value-type="float" office:value="0.69548307860262" calcext:value-type="float">
            <text:p>0.69548307860262</text:p>
          </table:table-cell>
          <table:table-cell table:formula="of:=MIN([$evaltest_tfidf_split9_level3.B16];[$evaltest_tfidf_split8_level3.B16];[$evaltest_tfidf_split7_level3.B16];[$evaltest_tfidf_split6_level3.B16];[$evaltest_tfidf_split5_level3.B16];[$evaltest_tfidf_split4_level3.B16];[$evaltest_tfidf_split3_level3.B16];[$evaltest_tfidf_split2_level3.B16];[$evaltest_tfidf_split1_level3.B16];[$evaltest_tfidf_split0_level3.B16])" office:value-type="float" office:value="0.431444212391621" calcext:value-type="float">
            <text:p>0.43144421239162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est_tfidf_split9_level3.B17];[$evaltest_tfidf_split8_level3.B17];[$evaltest_tfidf_split7_level3.B17];[$evaltest_tfidf_split6_level3.B17];[$evaltest_tfidf_split5_level3.B17];[$evaltest_tfidf_split4_level3.B17];[$evaltest_tfidf_split3_level3.B17];[$evaltest_tfidf_split2_level3.B17];[$evaltest_tfidf_split1_level3.B17];[$evaltest_tfidf_split0_level3.B17])" office:value-type="float" office:value="37.6" calcext:value-type="float">
            <text:p>37.6</text:p>
          </table:table-cell>
          <table:table-cell table:formula="of:=STDEV([$evaltest_tfidf_split9_level3.B17];[$evaltest_tfidf_split8_level3.B17];[$evaltest_tfidf_split7_level3.B17];[$evaltest_tfidf_split6_level3.B17];[$evaltest_tfidf_split5_level3.B17];[$evaltest_tfidf_split4_level3.B17];[$evaltest_tfidf_split3_level3.B17];[$evaltest_tfidf_split2_level3.B17];[$evaltest_tfidf_split1_level3.B17];[$evaltest_tfidf_split0_level3.B17])" office:value-type="float" office:value="8.89694079757506" calcext:value-type="float">
            <text:p>8.89694079757506</text:p>
          </table:table-cell>
          <table:table-cell table:formula="of:=MAX([$evaltest_tfidf_split9_level3.B17];[$evaltest_tfidf_split8_level3.B17];[$evaltest_tfidf_split7_level3.B17];[$evaltest_tfidf_split6_level3.B17];[$evaltest_tfidf_split5_level3.B17];[$evaltest_tfidf_split4_level3.B17];[$evaltest_tfidf_split3_level3.B17];[$evaltest_tfidf_split2_level3.B17];[$evaltest_tfidf_split1_level3.B17];[$evaltest_tfidf_split0_level3.B17])" office:value-type="float" office:value="52" calcext:value-type="float">
            <text:p>52</text:p>
          </table:table-cell>
          <table:table-cell table:formula="of:=MIN([$evaltest_tfidf_split9_level3.B17];[$evaltest_tfidf_split8_level3.B17];[$evaltest_tfidf_split7_level3.B17];[$evaltest_tfidf_split6_level3.B17];[$evaltest_tfidf_split5_level3.B17];[$evaltest_tfidf_split4_level3.B17];[$evaltest_tfidf_split3_level3.B17];[$evaltest_tfidf_split2_level3.B17];[$evaltest_tfidf_split1_level3.B17];[$evaltest_tfidf_split0_level3.B1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est_tfidf_split9_level3.B18];[$evaltest_tfidf_split8_level3.B18];[$evaltest_tfidf_split7_level3.B18];[$evaltest_tfidf_split6_level3.B18];[$evaltest_tfidf_split5_level3.B18];[$evaltest_tfidf_split4_level3.B18];[$evaltest_tfidf_split3_level3.B18];[$evaltest_tfidf_split2_level3.B18];[$evaltest_tfidf_split1_level3.B18];[$evaltest_tfidf_split0_level3.B18])" office:value-type="float" office:value="129.3" calcext:value-type="float">
            <text:p>129.3</text:p>
          </table:table-cell>
          <table:table-cell table:formula="of:=STDEV([$evaltest_tfidf_split9_level3.B18];[$evaltest_tfidf_split8_level3.B18];[$evaltest_tfidf_split7_level3.B18];[$evaltest_tfidf_split6_level3.B18];[$evaltest_tfidf_split5_level3.B18];[$evaltest_tfidf_split4_level3.B18];[$evaltest_tfidf_split3_level3.B18];[$evaltest_tfidf_split2_level3.B18];[$evaltest_tfidf_split1_level3.B18];[$evaltest_tfidf_split0_level3.B18])" office:value-type="float" office:value="25.6950059998696" calcext:value-type="float">
            <text:p>25.6950059998696</text:p>
          </table:table-cell>
          <table:table-cell table:formula="of:=MAX([$evaltest_tfidf_split9_level3.B18];[$evaltest_tfidf_split8_level3.B18];[$evaltest_tfidf_split7_level3.B18];[$evaltest_tfidf_split6_level3.B18];[$evaltest_tfidf_split5_level3.B18];[$evaltest_tfidf_split4_level3.B18];[$evaltest_tfidf_split3_level3.B18];[$evaltest_tfidf_split2_level3.B18];[$evaltest_tfidf_split1_level3.B18];[$evaltest_tfidf_split0_level3.B18])" office:value-type="float" office:value="177" calcext:value-type="float">
            <text:p>177</text:p>
          </table:table-cell>
          <table:table-cell table:formula="of:=MIN([$evaltest_tfidf_split9_level3.B18];[$evaltest_tfidf_split8_level3.B18];[$evaltest_tfidf_split7_level3.B18];[$evaltest_tfidf_split6_level3.B18];[$evaltest_tfidf_split5_level3.B18];[$evaltest_tfidf_split4_level3.B18];[$evaltest_tfidf_split3_level3.B18];[$evaltest_tfidf_split2_level3.B18];[$evaltest_tfidf_split1_level3.B18];[$evaltest_tfidf_split0_level3.B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est_tfidf_split9_level3.B19];[$evaltest_tfidf_split8_level3.B19];[$evaltest_tfidf_split7_level3.B19];[$evaltest_tfidf_split6_level3.B19];[$evaltest_tfidf_split5_level3.B19];[$evaltest_tfidf_split4_level3.B19];[$evaltest_tfidf_split3_level3.B19];[$evaltest_tfidf_split2_level3.B19];[$evaltest_tfidf_split1_level3.B19];[$evaltest_tfidf_split0_level3.B19])" office:value-type="float" office:value="19.8" calcext:value-type="float">
            <text:p>19.8</text:p>
          </table:table-cell>
          <table:table-cell table:formula="of:=STDEV([$evaltest_tfidf_split9_level3.B19];[$evaltest_tfidf_split8_level3.B19];[$evaltest_tfidf_split7_level3.B19];[$evaltest_tfidf_split6_level3.B19];[$evaltest_tfidf_split5_level3.B19];[$evaltest_tfidf_split4_level3.B19];[$evaltest_tfidf_split3_level3.B19];[$evaltest_tfidf_split2_level3.B19];[$evaltest_tfidf_split1_level3.B19];[$evaltest_tfidf_split0_level3.B19])" office:value-type="float" office:value="4.15799096787005" calcext:value-type="float">
            <text:p>4.15799096787005</text:p>
          </table:table-cell>
          <table:table-cell table:formula="of:=MAX([$evaltest_tfidf_split9_level3.B19];[$evaltest_tfidf_split8_level3.B19];[$evaltest_tfidf_split7_level3.B19];[$evaltest_tfidf_split6_level3.B19];[$evaltest_tfidf_split5_level3.B19];[$evaltest_tfidf_split4_level3.B19];[$evaltest_tfidf_split3_level3.B19];[$evaltest_tfidf_split2_level3.B19];[$evaltest_tfidf_split1_level3.B19];[$evaltest_tfidf_split0_level3.B19])" office:value-type="float" office:value="24" calcext:value-type="float">
            <text:p>24</text:p>
          </table:table-cell>
          <table:table-cell table:formula="of:=MIN([$evaltest_tfidf_split9_level3.B19];[$evaltest_tfidf_split8_level3.B19];[$evaltest_tfidf_split7_level3.B19];[$evaltest_tfidf_split6_level3.B19];[$evaltest_tfidf_split5_level3.B19];[$evaltest_tfidf_split4_level3.B19];[$evaltest_tfidf_split3_level3.B19];[$evaltest_tfidf_split2_level3.B19];[$evaltest_tfidf_split1_level3.B19];[$evaltest_tfidf_split0_level3.B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est_tfidf_split9_level3.B20];[$evaltest_tfidf_split8_level3.B20];[$evaltest_tfidf_split7_level3.B20];[$evaltest_tfidf_split6_level3.B20];[$evaltest_tfidf_split5_level3.B20];[$evaltest_tfidf_split4_level3.B20];[$evaltest_tfidf_split3_level3.B20];[$evaltest_tfidf_split2_level3.B20];[$evaltest_tfidf_split1_level3.B20];[$evaltest_tfidf_split0_level3.B20])" office:value-type="float" office:value="42.9" calcext:value-type="float">
            <text:p>42.9</text:p>
          </table:table-cell>
          <table:table-cell table:formula="of:=STDEV([$evaltest_tfidf_split9_level3.B20];[$evaltest_tfidf_split8_level3.B20];[$evaltest_tfidf_split7_level3.B20];[$evaltest_tfidf_split6_level3.B20];[$evaltest_tfidf_split5_level3.B20];[$evaltest_tfidf_split4_level3.B20];[$evaltest_tfidf_split3_level3.B20];[$evaltest_tfidf_split2_level3.B20];[$evaltest_tfidf_split1_level3.B20];[$evaltest_tfidf_split0_level3.B20])" office:value-type="float" office:value="7.83794190673377" calcext:value-type="float">
            <text:p>7.83794190673377</text:p>
          </table:table-cell>
          <table:table-cell table:formula="of:=MAX([$evaltest_tfidf_split9_level3.B20];[$evaltest_tfidf_split8_level3.B20];[$evaltest_tfidf_split7_level3.B20];[$evaltest_tfidf_split6_level3.B20];[$evaltest_tfidf_split5_level3.B20];[$evaltest_tfidf_split4_level3.B20];[$evaltest_tfidf_split3_level3.B20];[$evaltest_tfidf_split2_level3.B20];[$evaltest_tfidf_split1_level3.B20];[$evaltest_tfidf_split0_level3.B20])" office:value-type="float" office:value="57" calcext:value-type="float">
            <text:p>57</text:p>
          </table:table-cell>
          <table:table-cell table:formula="of:=MIN([$evaltest_tfidf_split9_level3.B20];[$evaltest_tfidf_split8_level3.B20];[$evaltest_tfidf_split7_level3.B20];[$evaltest_tfidf_split6_level3.B20];[$evaltest_tfidf_split5_level3.B20];[$evaltest_tfidf_split4_level3.B20];[$evaltest_tfidf_split3_level3.B20];[$evaltest_tfidf_split2_level3.B20];[$evaltest_tfidf_split1_level3.B20];[$evaltest_tfidf_split0_level3.B20])" office:value-type="float" office:value="32" calcext:value-type="float">
            <text:p>32</text:p>
          </table:table-cell>
        </table:table-row>
      </table:table>
      <table:table table:name="evaltest_tfidf_split9_level3" table:style-name="ta1">
        <table:table-source xlink:type="simple" xlink:href="../evaltest_tfidf_split9_level3.out" table:table-name="evaltest_tfidf_split9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07619047619048" calcext:value-type="float">
            <text:p>0.30761904761904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60447609897012" calcext:value-type="float">
            <text:p>0.0016044760989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28834266170511" calcext:value-type="float">
            <text:p>0.00428834266170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0659272153668" calcext:value-type="float">
            <text:p>0.00206592721536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2875816993464" calcext:value-type="float">
            <text:p>0.2287581699346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34928229665072" calcext:value-type="float">
            <text:p>0.33492822966507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99275541889526" calcext:value-type="float">
            <text:p>0.49927554188952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99275541889526" calcext:value-type="float">
            <text:p>0.49927554188952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99275541889526" calcext:value-type="float">
            <text:p>0.49927554188952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38133794274624" calcext:value-type="float">
            <text:p>0.43813379427462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valtest_tfidf_split8_level3" table:style-name="ta1">
        <table:table-source xlink:type="simple" xlink:href="../evaltest_tfidf_split8_level3.out" table:table-name="evaltest_tfidf_split8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265625" calcext:value-type="float">
            <text:p>0.22656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45833333333333" calcext:value-type="float">
            <text:p>0.64583333333333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23809523809524" calcext:value-type="float">
            <text:p>0.32380952380952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70550101600435" calcext:value-type="float">
            <text:p>0.00170550101600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85587314189934" calcext:value-type="float">
            <text:p>0.00485587314189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38497024234245" calcext:value-type="float">
            <text:p>0.00238497024234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43589743589744" calcext:value-type="float">
            <text:p>0.74358974358974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64779874213836" calcext:value-type="float">
            <text:p>0.36477987421383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38901008729507" calcext:value-type="float">
            <text:p>0.73890100872950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38901008729507" calcext:value-type="float">
            <text:p>0.73890100872950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38901008729507" calcext:value-type="float">
            <text:p>0.73890100872950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70833333333333" calcext:value-type="float">
            <text:p>0.27083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265625" calcext:value-type="float">
            <text:p>0.22656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548307860262" calcext:value-type="float">
            <text:p>0.6954830786026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evaltest_tfidf_split7_level3" table:style-name="ta1">
        <table:table-source xlink:type="simple" xlink:href="../evaltest_tfidf_split7_level3.out" table:table-name="evaltest_tfidf_split7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02702702702703" calcext:value-type="float">
            <text:p>0.20270270270270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72972972972973" calcext:value-type="float">
            <text:p>0.47297297297297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75160875160875" calcext:value-type="float">
            <text:p>0.27516087516087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203990347958689" calcext:value-type="float">
            <text:p>0.00203990347958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36823317391003" calcext:value-type="float">
            <text:p>0.003682331739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47778263621859" calcext:value-type="float">
            <text:p>0.00247778263621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09278350515464" calcext:value-type="float">
            <text:p>0.30927835051546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66901617754071" calcext:value-type="float">
            <text:p>0.46690161775407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05405405405405" calcext:value-type="float">
            <text:p>0.40540540540540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02702702702703" calcext:value-type="float">
            <text:p>0.20270270270270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42921633423817" calcext:value-type="float">
            <text:p>0.44292163342381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evaltest_tfidf_split6_level3" table:style-name="ta1">
        <table:table-source xlink:type="simple" xlink:href="../evaltest_tfidf_split6_level3.out" table:table-name="evaltest_tfidf_split6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24489795918367" calcext:value-type="float">
            <text:p>0.22448979591836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29251700680272" calcext:value-type="float">
            <text:p>0.62925170068027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19241982507289" calcext:value-type="float">
            <text:p>0.31924198250728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26819615730632" calcext:value-type="float">
            <text:p>0.00268196157306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94695442839548" calcext:value-type="float">
            <text:p>0.00494695442839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307982065887454" calcext:value-type="float">
            <text:p>0.00307982065887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27979274611399" calcext:value-type="float">
            <text:p>0.22797927461139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3976833976834" calcext:value-type="float">
            <text:p>0.3397683397683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06345592571456" calcext:value-type="float">
            <text:p>0.50634559257145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06345592571456" calcext:value-type="float">
            <text:p>0.50634559257145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06345592571456" calcext:value-type="float">
            <text:p>0.50634559257145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06122448979592" calcext:value-type="float">
            <text:p>0.30612244897959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6530612244898" calcext:value-type="float">
            <text:p>0.2653061224489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24489795918367" calcext:value-type="float">
            <text:p>0.22448979591836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45823307488934" calcext:value-type="float">
            <text:p>0.44582330748893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evaltest_tfidf_split5_level3" table:style-name="ta1">
        <table:table-source xlink:type="simple" xlink:href="../evaltest_tfidf_split5_level3.out" table:table-name="evaltest_tfidf_split5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17105263157895" calcext:value-type="float">
            <text:p>0.21710526315789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14035087719298" calcext:value-type="float">
            <text:p>0.61403508771929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1077694235589" calcext:value-type="float">
            <text:p>0.3107769423558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58099911262639" calcext:value-type="float">
            <text:p>0.00158099911262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88017259305469" calcext:value-type="float">
            <text:p>0.00488017259305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21127429096861" calcext:value-type="float">
            <text:p>0.00221127429096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17105263157895" calcext:value-type="float">
            <text:p>0.21710526315789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2512315270936" calcext:value-type="float">
            <text:p>0.3251231527093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57892749833778" calcext:value-type="float">
            <text:p>0.55789274983377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57892749833778" calcext:value-type="float">
            <text:p>0.55789274983377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57892749833778" calcext:value-type="float">
            <text:p>0.55789274983377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94736842105263" calcext:value-type="float">
            <text:p>0.39473684210526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63157894736842" calcext:value-type="float">
            <text:p>0.26315789473684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17105263157895" calcext:value-type="float">
            <text:p>0.21710526315789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98065578794147" calcext:value-type="float">
            <text:p>0.49806557879414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evaltest_tfidf_split4_level3" table:style-name="ta1">
        <table:table-source xlink:type="simple" xlink:href="../evaltest_tfidf_split4_level3.out" table:table-name="evaltest_tfidf_split4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69871794871795" calcext:value-type="float">
            <text:p>0.66987179487179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48168498168498" calcext:value-type="float">
            <text:p>0.34816849816849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62668576727775" calcext:value-type="float">
            <text:p>0.00162668576727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82961967678125" calcext:value-type="float">
            <text:p>0.00482961967678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36998389075498" calcext:value-type="float">
            <text:p>0.00236998389075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2394366197183" calcext:value-type="float">
            <text:p>0.73239436619718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72759856630824" calcext:value-type="float">
            <text:p>0.37275985663082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98768823636916" calcext:value-type="float">
            <text:p>0.59876882363691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98768823636916" calcext:value-type="float">
            <text:p>0.59876882363691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98768823636916" calcext:value-type="float">
            <text:p>0.59876882363691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23076923076923" calcext:value-type="float">
            <text:p>0.42307692307692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82051282051282" calcext:value-type="float">
            <text:p>0.2820512820512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35990044041354" calcext:value-type="float">
            <text:p>0.53599004404135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valtest_tfidf_split3_level3" table:style-name="ta1">
        <table:table-source xlink:type="simple" xlink:href="../evaltest_tfidf_split3_level3.out" table:table-name="evaltest_tfidf_split3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1195652173913" calcext:value-type="float">
            <text:p>0.2119565217391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08695652173913" calcext:value-type="float">
            <text:p>0.60869565217391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02277432712215" calcext:value-type="float">
            <text:p>0.30227743271221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251979752002539" calcext:value-type="float">
            <text:p>0.00251979752002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54783644303295" calcext:value-type="float">
            <text:p>0.00554783644303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317681242703385" calcext:value-type="float">
            <text:p>0.00317681242703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19047619047619" calcext:value-type="float">
            <text:p>0.61904761904761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20987654320988" calcext:value-type="float">
            <text:p>0.32098765432098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89006467789411" calcext:value-type="float">
            <text:p>0.48900646778941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89006467789411" calcext:value-type="float">
            <text:p>0.48900646778941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89006467789411" calcext:value-type="float">
            <text:p>0.48900646778941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47826086956522" calcext:value-type="float">
            <text:p>0.3478260869565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53623188405797" calcext:value-type="float">
            <text:p>0.25362318840579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1195652173913" calcext:value-type="float">
            <text:p>0.2119565217391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31444212391621" calcext:value-type="float">
            <text:p>0.43144421239162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evaltest_tfidf_split2_level3" table:style-name="ta1">
        <table:table-source xlink:type="simple" xlink:href="../evaltest_tfidf_split2_level3.out" table:table-name="evaltest_tfidf_split2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62195121951219" calcext:value-type="float">
            <text:p>0.26219512195121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78861788617886" calcext:value-type="float">
            <text:p>0.67886178861788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0278745644599" calcext:value-type="float">
            <text:p>0.36027874564459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71515569987186" calcext:value-type="float">
            <text:p>0.00171515569987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408738823040133" calcext:value-type="float">
            <text:p>0.00408738823040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31744240618865" calcext:value-type="float">
            <text:p>0.00231744240618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875" calcext:value-type="float">
            <text:p>0.2687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04918032786885" calcext:value-type="float">
            <text:p>0.70491803278688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89140271493213" calcext:value-type="float">
            <text:p>0.38914027149321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83184553911009" calcext:value-type="float">
            <text:p>0.58318455391100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83184553911009" calcext:value-type="float">
            <text:p>0.58318455391100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83184553911009" calcext:value-type="float">
            <text:p>0.58318455391100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14634146341463" calcext:value-type="float">
            <text:p>0.41463414634146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92682926829268" calcext:value-type="float">
            <text:p>0.29268292682926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62195121951219" calcext:value-type="float">
            <text:p>0.26219512195121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20564845386445" calcext:value-type="float">
            <text:p>0.52056484538644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evaltest_tfidf_split1_level3" table:style-name="ta1">
        <table:table-source xlink:type="simple" xlink:href="../evaltest_tfidf_split1_level3.out" table:table-name="evaltest_tfidf_split1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06140350877193" calcext:value-type="float">
            <text:p>0.20614035087719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46198830409357" calcext:value-type="float">
            <text:p>0.64619883040935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02923976608187" calcext:value-type="float">
            <text:p>0.30292397660818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78811044416652" calcext:value-type="float">
            <text:p>0.00178811044416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09579576173463" calcext:value-type="float">
            <text:p>0.00509579576173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251279619857837" calcext:value-type="float">
            <text:p>0.00251279619857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09821428571429" calcext:value-type="float">
            <text:p>0.20982142857142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71428571428571" calcext:value-type="float">
            <text:p>0.67142857142857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19727891156463" calcext:value-type="float">
            <text:p>0.31972789115646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67617135271879" calcext:value-type="float">
            <text:p>0.56761713527187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67617135271879" calcext:value-type="float">
            <text:p>0.56761713527187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67617135271879" calcext:value-type="float">
            <text:p>0.56761713527187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21052631578947" calcext:value-type="float">
            <text:p>0.42105263157894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39766081871345" calcext:value-type="float">
            <text:p>0.23976608187134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06140350877193" calcext:value-type="float">
            <text:p>0.20614035087719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1484013892081" calcext:value-type="float">
            <text:p>0.5148401389208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valtest_tfidf_split0_level3" table:style-name="ta1">
        <table:table-source xlink:type="simple" xlink:href="../evaltest_tfidf_split0_level3.out" table:table-name="evaltest_tfidf_split0_level3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86486486486487" calcext:value-type="float">
            <text:p>0.48648648648648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35778635778636" calcext:value-type="float">
            <text:p>0.23577863577863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142628174833415" calcext:value-type="float">
            <text:p>0.001426281748334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88001663547515" calcext:value-type="float">
            <text:p>0.00288001663547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72967658679192" calcext:value-type="float">
            <text:p>0.00172967658679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72661870503597" calcext:value-type="float">
            <text:p>0.17266187050359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58139534883721" calcext:value-type="float">
            <text:p>0.55813953488372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63736263736264" calcext:value-type="float">
            <text:p>0.26373626373626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67621141069327" calcext:value-type="float">
            <text:p>0.46762114106932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67621141069327" calcext:value-type="float">
            <text:p>0.46762114106932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67621141069327" calcext:value-type="float">
            <text:p>0.46762114106932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24324324324324" calcext:value-type="float">
            <text:p>0.32432432432432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98198198198198" calcext:value-type="float">
            <text:p>0.19819819819819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3271273456863" calcext:value-type="float">
            <text:p>0.4327127345686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47:28.626770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44:01.999448736</meta:creation-date>
    <dc:date>2019-11-01T10:49:24.329101349</dc:date>
    <meta:editing-duration>PT10M52S</meta:editing-duration>
    <meta:editing-cycles>3</meta:editing-cycles>
    <meta:generator>LibreOffice/6.0.7.3$Linux_X86_64 LibreOffice_project/00m0$Build-3</meta:generator>
    <meta:document-statistic meta:table-count="12" meta:cell-count="504" meta:object-count="0"/>
  </office:meta>
</office:document-meta>
</file>